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0f1" officeooo:paragraph-rsid="0000b0f1"/>
    </style:style>
    <style:style style:name="P2" style:family="paragraph" style:parent-style-name="Standard">
      <style:text-properties officeooo:rsid="000270ac" officeooo:paragraph-rsid="000270ac"/>
    </style:style>
    <style:style style:name="P3" style:family="paragraph" style:parent-style-name="Standard">
      <style:text-properties officeooo:rsid="00039590" officeooo:paragraph-rsid="00039590"/>
    </style:style>
    <style:style style:name="P4" style:family="paragraph" style:parent-style-name="Standard">
      <style:text-properties officeooo:rsid="0004391f" officeooo:paragraph-rsid="000439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atos </text:p>
      <text:p text:style-name="P1">Clase 9 – 21-05-2021</text:p>
      <text:p text:style-name="P1"/>
      <text:p text:style-name="P1">Ejercicios de classroom (2).</text:p>
      <text:p text:style-name="P1">Stack</text:p>
      <text:p text:style-name="P1">Queue</text:p>
      <text:p text:style-name="P2">List</text:p>
      <text:p text:style-name="P3">LinkedList</text:p>
      <text:p text:style-name="P4">Grafos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9:09:39.580655358</meta:creation-date>
    <dc:date>2021-05-24T14:31:38.817386956</dc:date>
    <meta:editing-duration>PT22H59M48S</meta:editing-duration>
    <meta:editing-cycles>1</meta:editing-cycles>
    <meta:document-statistic meta:table-count="0" meta:image-count="0" meta:object-count="0" meta:page-count="1" meta:paragraph-count="8" meta:word-count="15" meta:character-count="98" meta:non-whitespace-character-count="89"/>
    <meta:generator>LibreOffice/6.4.6.2$Linux_X86_64 LibreOffice_project/40$Build-2</meta:generator>
  </office:meta>
</office:document-meta>
</file>